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1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color="#f10d0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naf 2018" table:style-name="ta1">
        <table:table-column table:style-name="co1" table:number-columns-repeated="2" table:default-cell-style-name="Default"/>
        <table:table-column table:style-name="co2" table:number-columns-repeated="10" table:default-cell-style-name="ce12"/>
        <table:table-column table:style-name="co1" table:number-columns-repeated="16372" table:default-cell-style-name="Default"/>
        <table:table-row table:style-name="ro1">
          <table:table-cell table:style-name="ce8" office:value-type="string" calcext:value-type="string">
            <text:p>Jaar</text:p>
          </table:table-cell>
          <table:table-cell table:style-name="ce8" office:value-type="string" calcext:value-type="string">
            <text:p>Vraag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2" table:number-columns-repeated="1637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ierenarts</text:p>
          </table:table-cell>
          <table:table-cell table:number-columns-repeated="10"/>
          <table:table-cell table:style-name="ce12" table:number-columns-repeated="1637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andarts</text:p>
          </table:table-cell>
          <table:table-cell table:number-columns-repeated="10"/>
          <table:table-cell table:style-name="ce12" table:number-columns-repeated="1637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rts</text:p>
          </table:table-cell>
          <table:table-cell table:number-columns-repeated="10"/>
          <table:table-cell table:style-name="ce12" table:number-columns-repeated="1637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ierenarts</text:p>
          </table:table-cell>
          <table:table-cell table:number-columns-repeated="1638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Hoe invullen:</text:p>
          </table:table-cell>
          <table:table-cell table:style-name="ce8" office:value-type="string" calcext:value-type="string">
            <text:p>Vraag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rt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table:number-columns-repeated="4"/>
          <table:table-cell office:value-type="string" calcext:value-type="string">
            <text:p>4, redox</text:p>
          </table:table-cell>
          <table:table-cell office:value-type="string" calcext:value-type="string">
            <text:p>6, balanceren vergelijking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x = nog niet gezien</text:p>
          </table:table-cell>
          <table:table-cell table:number-columns-repeated="3"/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! = ken ik wel, gewoon een fout gemaakt, of ik begrijp niet goed hoe ik dit moet oplossen</text:p>
          </table:table-cell>
          <table:table-cell table:number-columns-repeated="6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Je kunt hier natuurlijk ook nog andere symbolen gebruiken en extra informatie bijhouden, maar maak het niet te ingewikkeld!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or de vragen waarvan je de theorie nog niet gezien hebt, keer terug en doe ze eens je de theorie gezien hebt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oor de vragen die je niet kon oplossen of een fout gemaakt hebt, bestudeer de oplossing en heel belangrijk: doe deze vraag opnieuw een paar (3 tot 5) dagen later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 reden om de vraag opnieuw te doen is dat er een groot verschil is tussen iets begrijpen en iets kunnen reproduceren of oplosssen, en je moet het hier kunnen oplossen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rhaal dit net zolang tot je de oefening helemaal zelfstandig kunt oplossen, en er zeker van bent dat je ook begrijpt hoe het in elkaar zit!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Voor KIW heb je 3,5 uur tijd om 40 vragen op te lossen: 10 vragen per discipline (wiskunde, fysica, chemie en biologie). Dat is dus 5,25 minuten per vraag (gemiddeld). 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Los iedere dag een aantal vragen op en geef jezelf 5 minuten per vraag. Als je 5 vragen doet is dat dus 25 minuten. Zet een timer en zie hoever je raakt. Doe dit altijd!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Je start de timer als je alles voor je hebt, de vragen, pen en papier, en een eenvoudige rekenmachine.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Dit is zeer belangrijk, omdat je op die manier je brein traint om onder tijdsdruk te werken. Dat zal je stress op het examen zelf een pak reduceren.</text:p>
          </table:table-cell>
          <table:table-cell table:number-columns-repeated="1638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7 - 2015" table:style-name="ta1">
        <table:table-column table:style-name="co1" table:number-columns-repeated="2" table:default-cell-style-name="Default"/>
        <table:table-column table:style-name="co3" table:number-columns-repeated="10" table:default-cell-style-name="ce12"/>
        <table:table-column table:style-name="co3" table:number-columns-repeated="5" table:default-cell-style-name="Default"/>
        <table:table-row table:style-name="ro1">
          <table:table-cell table:style-name="ce8" office:value-type="string" calcext:value-type="string">
            <text:p>Jaar</text:p>
          </table:table-cell>
          <table:table-cell table:style-name="ce8" office:value-type="string" calcext:value-type="string">
            <text:p>Vraag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li</text:p>
          </table:table-cell>
          <table:table-cell table:number-columns-repeated="1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gustus</text:p>
          </table:table-cell>
          <table:table-cell table:number-columns-repeated="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i</text:p>
          </table:table-cell>
          <table:table-cell table:number-columns-repeated="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gustus</text:p>
          </table:table-cell>
          <table:table-cell table:number-columns-repeated="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i</text:p>
          </table:table-cell>
          <table:table-cell table:number-columns-repeated="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gustu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9:08:44.1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0:08:30.532000000</meta:creation-date>
    <dc:date>2024-10-02T19:09:23.979000000</dc:date>
    <meta:editing-duration>PT6M14S</meta:editing-duration>
    <meta:editing-cycles>3</meta:editing-cycles>
    <meta:generator>LibreOffice/24.2.1.2$Windows_X86_64 LibreOffice_project/db4def46b0453cc22e2d0305797cf981b68ef5ac</meta:generator>
    <meta:document-statistic meta:table-count="2" meta:cell-count="102" meta:object-count="0"/>
  </office:meta>
</office:document-meta>
</file>